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68cm" svg:height="1.697cm" svg:x="3.22cm" svg:y="3.57cm">
          <text:p text:style-name="P1">thin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8cm" svg:height="1.697cm" svg:x="3.22cm" svg:y="5.667cm">
          <text:p text:style-name="P1">requi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8cm" svg:height="1.697cm" svg:x="3.22cm" svg:y="7.863cm">
          <text:p text:style-name="P1">jQue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8cm" svg:height="1.697cm" svg:x="3.22cm" svg:y="10.035cm">
          <text:p text:style-name="P1">Bootstra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8cm" svg:height="1.697cm" svg:x="3.22cm" svg:y="12.231cm">
          <text:p text:style-name="P1">mustach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1:38:33.575611906</meta:creation-date>
    <dc:date>2015-05-26T21:42:54.425831222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